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4b12"/>
    </style:style>
    <style:style style:name="P2" style:family="paragraph" style:parent-style-name="Standard">
      <style:text-properties officeooo:rsid="002211c0"/>
    </style:style>
    <style:style style:name="P3" style:family="paragraph" style:parent-style-name="Standard">
      <style:text-properties officeooo:rsid="002211c0" officeooo:paragraph-rsid="002211c0"/>
    </style:style>
    <style:style style:name="P4" style:family="paragraph" style:parent-style-name="Standard">
      <style:text-properties officeooo:rsid="0023538f" officeooo:paragraph-rsid="0023538f"/>
    </style:style>
    <style:style style:name="P5" style:family="paragraph" style:parent-style-name="Standard">
      <style:text-properties officeooo:rsid="0023538f" officeooo:paragraph-rsid="0024c14d"/>
    </style:style>
    <style:style style:name="P6" style:family="paragraph" style:parent-style-name="Standard" style:list-style-name="L1">
      <style:text-properties officeooo:rsid="002211c0" officeooo:paragraph-rsid="002211c0"/>
    </style:style>
    <style:style style:name="P7" style:family="paragraph" style:parent-style-name="Standard" style:list-style-name="L2">
      <style:text-properties officeooo:rsid="002211c0" officeooo:paragraph-rsid="002211c0"/>
    </style:style>
    <style:style style:name="P8" style:family="paragraph" style:parent-style-name="Standard" style:list-style-name="L3">
      <style:text-properties officeooo:rsid="0023538f" officeooo:paragraph-rsid="0023538f"/>
    </style:style>
    <style:style style:name="P9" style:family="paragraph" style:parent-style-name="Standard" style:list-style-name="L5">
      <style:text-properties officeooo:rsid="0023538f" officeooo:paragraph-rsid="0023538f"/>
    </style:style>
    <style:style style:name="P10" style:family="paragraph" style:parent-style-name="Standard" style:list-style-name="L5">
      <style:text-properties officeooo:rsid="0023538f" officeooo:paragraph-rsid="0024c14d"/>
    </style:style>
    <style:style style:name="P11" style:family="paragraph" style:parent-style-name="Standard" style:list-style-name="L4">
      <style:text-properties officeooo:rsid="0024c14d" officeooo:paragraph-rsid="0024c14d"/>
    </style:style>
    <style:style style:name="P12" style:family="paragraph" style:parent-style-name="Standard" style:list-style-name="L5">
      <style:text-properties officeooo:rsid="0024c14d" officeooo:paragraph-rsid="0024c14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6600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justify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officeooo:rsid="0023538f"/>
    </style:style>
    <style:style style:name="T2" style:family="text">
      <style:text-properties officeooo:rsid="0024c14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style:text-position="super 58%" fo:font-size="6pt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3.1319in" fo:min-width="4.5047in" style:run-through="foreground"/>
    </style:style>
    <style:style style:name="gr3" style:family="graphic">
      <style:graphic-properties draw:stroke="solid" svg:stroke-color="#000000" draw:fill="none" draw:fill-color="#ffffff" fo:min-height="1.2102in" style:run-through="foreground"/>
    </style:style>
    <style:style style:name="gr4" style:family="graphic">
      <style:graphic-properties draw:stroke="solid" svg:stroke-color="#000000" draw:fill="none" draw:fill-color="#ffffff" fo:min-height="0.2957in" style:run-through="foreground"/>
    </style:style>
    <style:style style:name="gr5" style:family="graphic">
      <style:graphic-properties draw:stroke="solid" svg:stroke-color="#000000" draw:fill="none" draw:fill-color="#ffffff" fo:min-height="1.1957in" style:run-through="foreground"/>
    </style:style>
    <style:style style:name="gr6" style:family="graphic">
      <style:graphic-properties draw:stroke="solid" svg:stroke-color="#000000" draw:fill="none" draw:fill-color="#ffffff" fo:min-height="0.5862in" style:run-through="foreground"/>
    </style:style>
    <style:style style:name="gr7" style:family="graphic">
      <style:graphic-properties draw:stroke="solid" svg:stroke-color="#000000" draw:fill="none" draw:fill-color="#ffffff" fo:min-height="0.2409in" style:run-through="foreground"/>
    </style:style>
    <style:style style:name="gr8" style:family="graphic">
      <style:graphic-properties draw:stroke="solid" svg:stroke-color="#000000" draw:fill="none" draw:fill-color="#ffffff" fo:min-height="2.5209in" style:run-through="foreground"/>
    </style:style>
    <style:style style:name="gr9" style:family="graphic">
      <style:graphic-properties draw:stroke="solid" svg:stroke-color="#000000" draw:fill="none" draw:fill-color="#ffffff" fo:min-height="0.1618in" style:run-through="foreground"/>
    </style:style>
    <style:style style:name="gr10" style:family="graphic">
      <style:graphic-properties draw:stroke="solid" svg:stroke-color="#000000" draw:fill="solid" draw:fill-color="#ff6600" fo:min-height="1.1244in" style:run-through="foreground"/>
    </style:style>
    <style:style style:name="gr11" style:family="graphic">
      <style:graphic-properties draw:stroke="solid" svg:stroke-color="#000000" draw:fill="none" draw:fill-color="#ffffff" fo:min-height="0.2217in" style:run-through="foreground"/>
    </style:style>
    <style:style style:name="gr12" style:family="graphic">
      <style:graphic-properties draw:textarea-horizontal-align="justify" draw:textarea-vertical-align="middle" draw:auto-grow-height="false" fo:min-height="0.111in" fo:min-width="0.0965in" style:run-through="foreground"/>
    </style:style>
    <style:style style:name="gr13" style:family="graphic">
      <style:graphic-properties draw:stroke="solid" svg:stroke-color="#000000" draw:fill="none" draw:fill-color="#ffffff" fo:min-height="0.3201in" style:run-through="foreground"/>
    </style:style>
    <style:style style:name="gr14" style:family="graphic">
      <style:graphic-properties draw:stroke="solid" svg:stroke-color="#000000" draw:fill="none" draw:fill-color="#ffffff" fo:min-height="0.8311in" style:run-through="foreground"/>
    </style:style>
    <style:style style:name="gr15" style:family="graphic">
      <style:graphic-properties draw:stroke="solid" svg:stroke-color="#000000" draw:fill="none" draw:fill-color="#ffffff" fo:min-height="0.3839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Screen Mock-Up:</text:p>
      <text:p text:style-name="P1"><draw:g text:anchor-type="paragraph" draw:z-index="0" draw:style-name="gr1"><draw:custom-shape draw:name="Shape1" draw:style-name="gr2" draw:text-style-name="P13" svg:width="4.5051in" svg:height="3.1323in" svg:x="0.389in" svg:y="0.3772in"><text:p/><draw:enhanced-geometry svg:viewBox="0 0 21600 21600" draw:type="rectangle" draw:enhanced-path="M 0 0 L 21600 0 21600 21600 0 21600 0 0 Z N"/></draw:custom-shape><draw:frame draw:name="Shape3" draw:style-name="gr3" draw:text-style-name="P14" svg:width="2.4476in" svg:height="1.2106in" svg:x="1.639in" svg:y="0.7028in"><draw:text-box><text:p/></draw:text-box></draw:frame><draw:frame draw:name="Shape2" draw:style-name="gr4" draw:text-style-name="P15" svg:width="0.8169in" svg:height="0.2961in" svg:x="1.639in" svg:y="0.7028in"><draw:text-box><text:p><text:span text:style-name="T3">&gt;Room/Zone</text:span></text:p><text:p><text:span text:style-name="T3">&gt;Current Cell</text:span></text:p></draw:text-box></draw:frame><draw:frame draw:name="Shape3" draw:style-name="gr5" draw:text-style-name="P14" svg:width="1.4087in" svg:height="1.1961in" svg:x="1.6437in" svg:y="2.028in"><draw:text-box><text:p/></draw:text-box></draw:frame><draw:frame draw:name="Shape3" draw:style-name="gr5" draw:text-style-name="P14" svg:width="0.9752in" svg:height="1.1961in" svg:x="3.111in" svg:y="2.028in"><draw:text-box><text:p/></draw:text-box></draw:frame><draw:frame draw:name="Shape4" draw:style-name="gr6" draw:text-style-name="P14" svg:width="2.3539in" svg:height="0.5862in" svg:x="1.6835in" svg:y="1.2882in"><draw:text-box><text:p>&gt;Description of current cell…</text:p></draw:text-box></draw:frame><draw:frame draw:name="Shape5" draw:style-name="gr7" draw:text-style-name="P17" svg:width="2.3539in" svg:height="0.2413in" svg:x="1.6835in" svg:y="1.0472in"><draw:text-box><text:p text:style-name="P16"><text:span text:style-name="T3">&gt;Alerts</text:span></text:p></draw:text-box></draw:frame><draw:frame draw:name="Shape6" draw:style-name="gr8" draw:text-style-name="P14" svg:width="1.0134in" svg:height="2.5213in" svg:x="0.5224in" svg:y="0.7028in"><draw:text-box><text:p/></draw:text-box></draw:frame><draw:frame draw:name="Shape2" draw:style-name="gr9" draw:text-style-name="P15" svg:width="0.8169in" svg:height="0.1622in" svg:x="0.5224in" svg:y="1.0626in"><draw:text-box><text:p><text:span text:style-name="T3">&gt;Player Name</text:span></text:p></draw:text-box></draw:frame><draw:frame draw:name="Shape2" draw:style-name="gr9" draw:text-style-name="P15" svg:width="0.8169in" svg:height="0.1622in" svg:x="0.6106in" svg:y="0.7028in"><draw:text-box><text:p text:style-name="P18"><text:span text:style-name="T3">[STATUS BAR]</text:span></text:p></draw:text-box></draw:frame><draw:frame draw:name="Shape2" draw:style-name="gr9" draw:text-style-name="P15" svg:width="0.8169in" svg:height="0.1622in" svg:x="0.5224in" svg:y="1.2244in"><draw:text-box><text:p><text:span text:style-name="T3">&gt;Player Job/Class</text:span></text:p></draw:text-box></draw:frame><draw:frame draw:name="Shape7" draw:style-name="gr10" draw:text-style-name="P19" svg:width="0.9398in" svg:height="1.1248in" svg:x="0.5224in" svg:y="1.4992in"><draw:text-box><text:p text:style-name="P18"><text:span text:style-name="T4">Other Stats go here </text:span></text:p><text:p text:style-name="P18"><text:span text:style-name="T4">(3</text:span><text:span text:style-name="T5">rd</text:span><text:span text:style-name="T4"> Priority)</text:span></text:p></draw:text-box></draw:frame><draw:frame draw:name="Shape8" draw:style-name="gr11" draw:text-style-name="P14" svg:width="0.6106in" svg:height="0.2217in" svg:x="2.0224in" svg:y="2.4646in"><draw:text-box><text:p>NORTH</text:p></draw:text-box></draw:frame><draw:frame draw:name="Shape8" draw:style-name="gr11" draw:text-style-name="P14" svg:width="0.6106in" svg:height="0.2217in" svg:x="2.0224in" svg:y="2.9079in"><draw:text-box><text:p>SOUTH</text:p></draw:text-box></draw:frame><draw:frame draw:name="Shape8" draw:style-name="gr11" draw:text-style-name="P14" svg:width="0.4587in" svg:height="0.2217in" svg:x="1.7228in" svg:y="2.6862in"><draw:text-box><text:p>WEST</text:p></draw:text-box></draw:frame><draw:frame draw:name="Shape8" draw:style-name="gr11" draw:text-style-name="P14" svg:width="0.4587in" svg:height="0.2217in" svg:x="2.5146in" svg:y="2.6862in"><draw:text-box><text:p>EAST</text:p></draw:text-box></draw:frame><draw:custom-shape draw:name="Shape9" draw:style-name="gr12" svg:width="0.1925in" svg:height="0.2217in" svg:x="2.2398in" svg:y="2.6862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draw:name="Shape10" draw:style-name="gr13" draw:text-style-name="P20" svg:width="0.6697in" svg:height="0.3205in" svg:x="1.9945in" svg:y="2.0709in"><draw:text-box><text:p text:style-name="P18"><text:span text:style-name="T4">Navigation Buttons</text:span></text:p></draw:text-box></draw:frame><draw:frame draw:name="Shape11" draw:style-name="gr14" draw:text-style-name="P21" svg:width="0.9012in" svg:height="0.8315in" svg:x="3.1461in" svg:y="2.0673in"><draw:text-box><text:p text:style-name="P16"><text:span text:style-name="T6">Interact-able objects and things in the environment of the current cell are listed here. Click on them for a drop-down list of available actions.</text:span></text:p><text:p text:style-name="P18"><text:span text:style-name="T4">(2</text:span><text:span text:style-name="T5">nd</text:span><text:span text:style-name="T4"> Priority)</text:span></text:p></draw:text-box></draw:frame><draw:frame draw:name="Shape12" draw:style-name="gr15" draw:text-style-name="P22" svg:width="0.8913in" svg:height="0.3843in" svg:x="0.5807in" svg:y="2.7299in"><draw:text-box><text:p><text:span text:style-name="T6"><text:s/></text:span><text:span text:style-name="T6">INVENTORY BUTTON <text:s text:c="4"/></text:span><text:span text:style-name="T7">Takes player to inv. Screen</text:span></text:p><text:p text:style-name="P18"><text:span text:style-name="T6">(2</text:span><text:span text:style-name="T8">nd</text:span><text:span text:style-name="T6"> Priority)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riorities and potential methods to completing them:</text:p>
      <text:p text:style-name="P3"/>
      <text:list xml:id="list662396469289851509" text:style-name="L1">
        <text:list-item>
          <text:p text:style-name="P6">Map movement</text:p>
        </text:list-item>
      </text:list>
      <text:list xml:id="list1835579990054828604" text:style-name="L2">
        <text:list-item>
          <text:list>
            <text:list-item>
              <text:p text:style-name="P7"><text:span text:style-name="T1">T</text:span>his can be achieved a number of ways but I propose that it be designed like a grid. Each cell is an area the player can move to. <text:span text:style-name="T1">Each cell belongs to a “Room” which can act on it and its siblings. </text:span><text:s/></text:p>
            </text:list-item>
          </text:list>
        </text:list-item>
      </text:list>
      <text:list xml:id="list145708735528344" text:continue-list="list662396469289851509" text:style-name="L1">
        <text:list-item>
          <text:p text:style-name="P6">Inventory Mechanics</text:p>
        </text:list-item>
      </text:list>
      <text:list xml:id="list773317226029537963" text:style-name="L3">
        <text:list-item>
          <text:list>
            <text:list-item>
              <text:p text:style-name="P8">A <text:span text:style-name="T2">simple screen with a table or bootstrap rows and columns should work</text:span></text:p>
            </text:list-item>
          </text:list>
        </text:list-item>
      </text:list>
      <text:list xml:id="list145709845244512" text:continue-list="list145708735528344" text:style-name="L1">
        <text:list-item>
          <text:p text:style-name="P6">Combat System</text:p>
        </text:list-item>
      </text:list>
      <text:list xml:id="list3123798191382588259" text:style-name="L4">
        <text:list-item>
          <text:list>
            <text:list-item>
              <text:p text:style-name="P11">With items added we can implement a basic ‘dice-roll’ combat system and weapons to find</text:p>
            </text:list-item>
          </text:list>
        </text:list-item>
      </text:list>
      <text:list xml:id="list145708795282942" text:continue-list="list145709845244512" text:style-name="L1">
        <text:list-item>
          <text:p text:style-name="P6">Add complexity to combat via stats and varying difficulty based on player choices.</text:p>
        </text:list-item>
      </text:list>
      <text:p text:style-name="P3"/>
      <text:p text:style-name="P4">Game Structure <text:span text:style-name="T2">Elements</text:span>:</text:p>
      <text:p text:style-name="P4"><text:tab/>Proposal 1 <text:span text:style-name="T2">(RACE TO END)</text:span>:</text:p>
      <text:list xml:id="list6079844745010996522" text:style-name="L5">
        <text:list-item>
          <text:p text:style-name="P9">GAME START</text:p>
        </text:list-item>
        <text:list-item>
          <text:p text:style-name="P9">PLAYER DEFINES SELF</text:p>
        </text:list-item>
        <text:list-item>
          <text:p text:style-name="P10">PLAYER GIVEN TIME TO EXPLORE PORTION OF MAP</text:p>
        </text:list-item>
        <text:list-item>
          <text:p text:style-name="P9">PLAYER SEARCHES FOR KEY ITEMS TO OPEN AREAS</text:p>
        </text:list-item>
        <text:list-item>
          <text:p text:style-name="P10">DANGER IS PRESENTED</text:p>
          <text:list>
            <text:list-item>
              <text:p text:style-name="P10">OTHER AREAS ARE SIMMUTANEOUSLY OPENED</text:p>
            </text:list-item>
          </text:list>
        </text:list-item>
        <text:list-item>
          <text:p text:style-name="P10">PLAYER M<text:span text:style-name="T2">OVES TO</text:span> ESCAPE</text:p>
        </text:list-item>
        <text:list-item>
          <text:p text:style-name="P10">THE LONGER THEY TAKE THE MORE DANGER THERE IS</text:p>
        </text:list-item>
        <text:list-item>
          <text:p text:style-name="P9">VARIOUS <text:span text:style-name="T2">PATHS TAKE LONGER TO REACH EXIT DEPENDING ON CHOICES AND JOB/CLASS PICKED</text:span></text:p>
        </text:list-item>
        <text:list-item>
          <text:p text:style-name="P12">SHORTER TIME MEANS BETTER SCORE/GRADE AT END</text:p>
          <text:list>
            <text:list-item>
              <text:p text:style-name="P10"><text:soft-page-break/><text:span text:style-name="T2">ALTERNATIVELY :: </text:span>THE MORE <text:span text:style-name="T2">AREA </text:span>EXPLOR<text:span text:style-name="T2">ED</text:span>/<text:span text:style-name="T2">ITEMS COLLECTED</text:span> THE BETTER THEY SCORE <text:span text:style-name="T2">AT END</text:span></text:p>
            </text:list-item>
          </text:list>
        </text:list-item>
      </text:list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54:33.136634000</meta:creation-date>
    <dc:date>2017-07-05T14:57:08.496076000</dc:date>
    <meta:editing-duration>PT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200" meta:character-count="1086" meta:non-whitespace-character-count="921"/>
  </office:meta>
</office:document-meta>
</file>